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ff0000"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left="2.4618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000000" style:text-underline-style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9pt" style:font-size-asian="9pt" style:font-size-complex="9pt"/>
    </style:style>
    <style:style style:name="T4" style:family="text">
      <style:text-properties fo:color="#ff0000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8000"/>
    </style:style>
    <style:style style:name="T7" style:family="text">
      <style:text-properties fo:color="#008000" fo:font-size="9pt" style:font-size-asian="9pt" style:font-size-complex="9pt"/>
    </style:style>
    <style:style style:name="T8" style:family="text">
      <style:text-properties fo:color="#008000" fo:font-size="10pt" style:font-size-asian="10pt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800000" fo:font-size="10pt" style:font-size-asian="10pt" style:font-size-complex="10pt"/>
    </style: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://192.168.0.48:8080/members/current/obj-721/view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ungeni Test Suite Report Doc</text:p>
      <text:p text:style-name="Standard"/>
      <text:p text:style-name="P3">Red = bugs</text:p>
      <text:p text:style-name="P2">Blue = further tests</text:p>
      <text:p text:style-name="P1">Green = issues to discuss with the team</text:p>
      <text:p text:style-name="Standard"/>
      <text:p text:style-name="Standard"/>
      <text:p text:style-name="P5"/>
      <text:p text:style-name="Standard"><text:span text:style-name="T11">Home <text:s/></text:span><text:span text:style-name="T10"><text:s/></text:span><text:s/></text:p>
      <text:p text:style-name="Standard"><text:s text:c="5"/><text:tab/>What is on <text:s text:c="3"/>// WhatIsOn.xml</text:p>
      <text:p text:style-name="Standard"><text:tab/><text:span text:style-name="T4">presentation mode <text:s text:c="2"/>(err) <text:s text:c="2"/>//viewPresentationMode.xml</text:span></text:p>
      <text:p text:style-name="Standard"/>
      <text:p text:style-name="P6"/>
      <text:p text:style-name="P6">Business</text:p>
      <text:p text:style-name="Standard"><text:tab/>What is on //business-&gt;WhatIsOn.xml</text:p>
      <text:p text:style-name="Standard"><text:tab/></text:p>
      <text:p text:style-name="Standard"><text:tab/></text:p>
      <text:p text:style-name="Standard"><text:tab/>Committees // Business-&gt;committees.xml</text:p>
      <text:p text:style-name="Standard"><text:s text:c="12"/>Test fo the table functionalities // TestTableFunctionality.xml</text:p>
      <text:p text:style-name="Standard"><text:s text:c="11"/><text:span text:style-name="T3"><text:s/>to manually check the ordering button</text:span></text:p>
      <text:p text:style-name="Standard"><text:tab/><text:tab/></text:p>
      <text:p text:style-name="Standard"><text:tab/><text:tab/><text:tab/>HB // HB_Commitees.xml (All committes are equal from a testing point of view)</text:p>
      <text:p text:style-name="Standard"><text:s text:c="3"/></text:p>
      <text:p text:style-name="Standard"><text:tab/><text:tab/><text:tab/><text:tab/>Calendar <text:s/><text:span text:style-name="T6"><text:s/></text:span><text:span text:style-name="T7">calendar should be a tab like others and view is double</text:span></text:p>
      <text:p text:style-name="Standard"><text:s text:c="45"/>put in the issues <text:s text:c="17"/><text:span text:style-name="T4"><text:s/>going forward (err) <text:s text:c="3"/>// CommitteeCalendar.xml </text:span></text:p>
      <text:p text:style-name="Standard"/>
      <text:p text:style-name="Standard"/>
      <text:p text:style-name="Standard"><text:tab/><text:tab/><text:tab/><text:tab/>Staff</text:p>
      <text:p text:style-name="Standard"><text:tab/><text:tab/><text:tab/><text:tab/><text:tab/>Jimmy Kamba <text:span text:style-name="T1">(All committes are equal from a testing point of view) </text:span></text:p>
      <text:p text:style-name="Standard"><text:span text:style-name="T1"><text:tab/><text:tab/><text:tab/><text:tab/><text:tab/><text:tab/>// </text:span><text:span text:style-name="T2">CommiteesStaff.xml</text:span></text:p>
      <text:p text:style-name="P9"/>
      <text:p text:style-name="P9"><text:s text:c="60"/>← back to committees <text:s/>// backFromStaff.xml</text:p>
      <text:p text:style-name="P10"/>
      <text:p text:style-name="P10"/>
      <text:p text:style-name="P10"/>
      <text:p text:style-name="Standard"><text:span text:style-name="T1"><text:tab/><text:tab/><text:tab/><text:tab/></text:span><text:span text:style-name="T2">Workspace <text:s text:c="2"/>// <text:s/>committee_workspace.xml</text:span></text:p>
      <text:p text:style-name="Standard"><text:span text:style-name="T1"><text:tab/><text:tab/><text:tab/><text:tab/></text:span><text:span text:style-name="T3">(test the log in)</text:span></text:p>
      <text:p text:style-name="Standard"/>
      <text:p text:style-name="Standard"/>
      <text:p text:style-name="Standard"><text:s text:c="47"/><text:span text:style-name="T8">going backward from different tabs I should go directly to <text:s/></text:span><text:span text:style-name="T13"><text:s/>(issue)</text:span></text:p>
      <text:p text:style-name="Standard"><text:span text:style-name="T8"><text:tab/><text:tab/><text:tab/><text:tab/></text:span><text:a xlink:type="simple" xlink:href="http://192.168.0.48:8080/">Home</text:a><text:span text:style-name="T8"> → </text:span><text:a xlink:type="simple" xlink:href="http://192.168.0.48:8080/business">Business</text:a><text:span text:style-name="T8"> → </text:span><text:a xlink:type="simple" xlink:href="http://192.168.0.48:8080/business/committees">Committees</text:a><text:span text:style-name="T8"> → </text:span><text:a xlink:type="simple" xlink:href="http://192.168.0.48:8080/business/committees/obj-194">HB</text:a><text:span text:style-name="T8"> <text:s/>instead of</text:span></text:p>
      <text:p text:style-name="Standard"><text:span text:style-name="T8"><text:tab/><text:tab/><text:tab/><text:tab/></text:span><text:a xlink:type="simple" xlink:href="http://192.168.0.48:8080/">Home</text:a><text:span text:style-name="T8"> → </text:span><text:a xlink:type="simple" xlink:href="http://192.168.0.48:8080/business">Business</text:a><text:span text:style-name="T8"> → </text:span><text:a xlink:type="simple" xlink:href="http://192.168.0.48:8080/business/committees">Committees</text:a><text:span text:style-name="T8"> → </text:span><text:a xlink:type="simple" xlink:href="http://192.168.0.48:8080/business/committees/obj-194">HB</text:a><text:span text:style-name="T8"> → tab-fullview</text:span></text:p>
      <text:p text:style-name="Standard"/>
      <text:p text:style-name="Standard"/>
      <text:p text:style-name="Standard"><text:tab/>Bills // Business-&gt;Bill.xml</text:p>
      <text:p text:style-name="Standard"><text:s text:c="10"/><text:span text:style-name="T9"><text:s text:c="2"/>no bills present </text:span></text:p>
      <text:p text:style-name="Standard"><text:s text:c="12"/><text:span text:style-name="T3">Test fo the table functionalities</text:span> </text:p>
      <text:p text:style-name="Standard"><text:soft-page-break/></text:p>
      <text:p text:style-name="Standard"/>
      <text:p text:style-name="Standard"/>
      <text:p text:style-name="Standard"><text:tab/>Questions // Business-&gt;Questions.xml</text:p>
      <text:p text:style-name="Standard"><text:tab/><text:span text:style-name="T5"> <text:s/>no questions present <text:s text:c="2"/>--- if I go thought the home page I can see tha questions but </text:span></text:p>
      <text:p text:style-name="P4"><text:tab/><text:tab/><text:tab/><text:tab/><text:tab/>business-&gt;Questions <text:s/>no questions appear (issue)</text:p>
      <text:p text:style-name="Standard"><text:s text:c="12"/><text:span text:style-name="T3">Test fo the table functionalities</text:span> <text:s/></text:p>
      <text:p text:style-name="Standard"/>
      <text:p text:style-name="Standard"/>
      <text:p text:style-name="Standard"><text:tab/>Motions // Business-&gt;Motions.xml</text:p>
      <text:p text:style-name="Standard"><text:s/><text:tab/><text:span text:style-name="T9">no motions present <text:s text:c="4"/></text:span><text:span text:style-name="T5">(same as Questions?)</text:span></text:p>
      <text:p text:style-name="Standard"><text:s text:c="12"/><text:span text:style-name="T3">Test fo the table functionalities</text:span> </text:p>
      <text:p text:style-name="Standard"/>
      <text:p text:style-name="Standard"><text:tab/>Sessions // Business-&gt;Session.xml</text:p>
      <text:p text:style-name="Standard"><text:tab/></text:p>
      <text:p text:style-name="Standard"><text:tab/><text:tab/>eeee // OpenSession.xml</text:p>
      <text:p text:style-name="Standard"><text:s text:c="24"/>test of calendar functionalities // <text:s text:c="3"/>TestSessionCalendar.xml <text:s text:c="3"/></text:p>
      <text:p text:style-name="Standard"><text:tab/><text:tab/><text:tab/>9.00-12 <text:s/></text:p>
      <text:p text:style-name="Standard"><text:tab/><text:tab/><text:tab/><text:tab/>sitting</text:p>
      <text:p text:style-name="Standard"><text:tab/><text:tab/><text:tab/><text:tab/><text:span text:style-name="T4">sitting Attendances <text:s/>Data error // TestSessionSittingAttendances.xml</text:span></text:p>
      <text:p text:style-name="Standard"/>
      <text:p text:style-name="Standard"/>
      <text:p text:style-name="Standard"><text:tab/>Tabled Documents // Business-&gt;Tabled.xml</text:p>
      <text:p text:style-name="Standard"><text:s text:c="13"/><text:span text:style-name="T9">no documents present <text:s text:c="4"/></text:span><text:span text:style-name="T5">(same as Questions?)</text:span></text:p>
      <text:p text:style-name="Standard"/>
      <text:p text:style-name="Standard"><text:tab/>Agenda Items // Business-&gt;Agenda.xml</text:p>
      <text:p text:style-name="Standard"><text:s text:c="13"/><text:span text:style-name="T9">no documents present <text:s text:c="4"/></text:span><text:span text:style-name="T5">(same as Questions?)</text:span></text:p>
      <text:p text:style-name="P4"/>
      <text:p text:style-name="P4"/>
      <text:p text:style-name="P4"/>
      <text:p text:style-name="P7">Members</text:p>
      <text:p text:style-name="P8">test of member table // TestMemebersTableFunctionalities.xml</text:p>
      <text:p text:style-name="P8"/>
      <text:p text:style-name="P8"><text:tab/>current</text:p>
      <text:p text:style-name="P8"/>
      <text:p text:style-name="Standard"><text:span text:style-name="T12"><text:tab/><text:tab/></text:span>Epainitoos Akaranga </text:p>
      <text:p text:style-name="P11">Name <text:s text:c="13"/>//testMPinfo.xml</text:p>
      <text:p text:style-name="P11">Offices held <text:s text:c="3"/>//testMPinfo.xml</text:p>
      <text:p text:style-name="P11">Personal Info <text:s/>//testMPinfo.xml</text:p>
      <text:p text:style-name="P11">Workspace <text:s text:c="4"/>//testMPinfo.xml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9T11:45:47</meta:creation-date>
    <dc:date>2009-09-30T11:15:16</dc:date>
    <meta:editing-duration>PT04H50M04S</meta:editing-duration>
    <meta:editing-cycles>9</meta:editing-cycles>
    <meta:generator>OpenOffice.org/3.0$Linux OpenOffice.org_project/300m15$Build-9379</meta:generator>
    <meta:document-statistic meta:table-count="0" meta:image-count="0" meta:object-count="0" meta:page-count="2" meta:paragraph-count="57" meta:word-count="257" meta:character-count="2294"/>
    <meta:user-defined meta:name="Info 1"/>
    <meta:user-defined meta:name="Info 2"/>
    <meta:user-defined meta:name="Info 3"/>
    <meta:user-defined meta:name="Info 4"/>
  </office:meta>
</office:document-meta>
</file>